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25-05-27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25-04-28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25-03-13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25-02-26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25-01-28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24-12-19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24-11-20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24-10-28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24-09-19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24-08-27 1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24-07-29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24-06-24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24-05-30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24-04-23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24-03-25 1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24-02-29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24-01-29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23-12-28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23-11-29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23-10-30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23-09-26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23-08-28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23-07-24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23-06-28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23-05-23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23-04-25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23-03-29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23-02-23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23-01-23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22-12-29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22-11-28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22-10-28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22-09-27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22-08-30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22-07-25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22-06-27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22-05-23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22-04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22-03-23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22-02-23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22-01-24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21-12-20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21-11-22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21-10-2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21-09-27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21-08-30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21-07-26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21-06-28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21-05-24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21-04-26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21-03-29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21-02-23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21-01-25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20-12-21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20-11-23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20-10-26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20-09-22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20-08-2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20-07-28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20-06-29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20-05-26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20-04-27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20-03-26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20-02-24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20-01-29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9-12-23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9-11-25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9-10-28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9-09-24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9-08-26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9-07-31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9-06-24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9-05-2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9-04-25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9-03-26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9-02-28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9-01-29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8-11-26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8-10-29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8-09-25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8-08-27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8-07-30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8-06-28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8-05-23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8-04-25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8-03-26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8-02-23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8-01-29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7-12-27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7-11-22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7-10-27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7-09-26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7-08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7-07-26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7-06-30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7-05-31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7-04-24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7-03-30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7-02-23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7-01-30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6-12-23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6-11-29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6-10-26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6-09-23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6-08-24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6-07-25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6-06-28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6-05-26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6-04-28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6-03-25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6-02-19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6-02-01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5-12-30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5-11-23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5-10-29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5-09-22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5-08-26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5-07-30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5-06-24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5-05-28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5-04-30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5-03-25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5-02-26 2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5-01-29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4-12-22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4-11-21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4-10-30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4-09-22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4-08-28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4-07-31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4-06-28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4-05-28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4-04-30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4-03-27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4-02-27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4-01-30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3-12-28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3-11-27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3-10-31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3-09-26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3-08-29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3-07-30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3-07-01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3-06-27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3-05-31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3-04-2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3-03-28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3-02-26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3-02-01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2-12-26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2-11-28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2-11-01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2-09-27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2-08-30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2-07-30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2-06-28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2-05-31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2-04-25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2-04-10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2-03-29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2-02-29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2-01-31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1-12-30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1-11-30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1-10-28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1-09-30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1-08-30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1-07-22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1-06-30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1-05-2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1-04-29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1-03-31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1-02-28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1-01-31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0-12-29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0-11-23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0-10-27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0-09-27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0-08-31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0-07-23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0-06-29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0-05-24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0-04-27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0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10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9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9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9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9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9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8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8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8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8-05-2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8-04-23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8-03-2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8-02-27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8-01-25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7-12-2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7-11-2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7-11-14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7-10-25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7-09-1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7-08-15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7-07-24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7-04-25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7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6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6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6-09-14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6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6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6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6-04-19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6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5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5-10-25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5-09-20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5-08-24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5-08-04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5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5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5-03-17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5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5-01-14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4-12-17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4-11-17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4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4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4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4-03-18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4-02-19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4-01-30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3-12-31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3-11-24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3-10-30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3-09-25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3-08-27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3-07-29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3-06-24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3-05-27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3-04-25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3-03-27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3-02-2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3-01-2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2-11-22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2-10-31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2-09-26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2-08-28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2-07-26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2-06-24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2-05-31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2-04-23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2-03-26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2-02-2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2-01-2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1-12-21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1-11-27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1-10-25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1-09-26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1-08-28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1-07-27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1-06-25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1-05-24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1-04-25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1-03-27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1-02-2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1-01-2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0-12-26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0-11-22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0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0-09-1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0-08-17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0-07-20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0-06-26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0-05-12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0-04-19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0-03-1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0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2000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9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9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9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9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9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9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9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9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9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9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9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8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8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8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8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8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8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8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8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8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7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7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7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7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7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7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6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6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6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6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6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5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5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5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5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5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5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5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5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5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5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5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4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4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4-10-18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4-09-13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4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4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4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4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3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3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3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3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3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3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3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3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3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3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2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2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2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2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2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2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2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2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50076050402</text:p>
          </table:table-cell>
          <table:table-cell office:value-type="string" calcext:value-type="string">
            <text:p>KE Bc 185</text:p>
          </table:table-cell>
          <table:table-cell office:value-type="string" calcext:value-type="string">
            <text:p>1991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58" meta:object-count="0"/>
    <meta:user-defined meta:name="AppVersion">3.0</meta:user-defined>
  </office:meta>
</office:document-meta>
</file>